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UI change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Tested all site for new ui and solved issu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issue no 4 and 5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fixed issue after mukul's testing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upcoming release</text:p>
          </table:table-cell>
          <table:table-cell table:style-name="ce6" office:value-type="float" office:value="4.3">
            <text:p>4.30</text:p>
          </table:table-cell>
          <table:table-cell table:style-name="ce11" office:value-type="string">
            <text:p>created a new functionality for upcoming release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 table:number-rows-repeated="2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2/17/2011</text:date>, <text:time>20:2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17T20:29:34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17" meta:object-count="0"/>
  </office:meta>
</office:document-meta>
</file>